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443cm" fo:break-before="auto" style:use-optimal-row-height="false"/>
    </style:style>
    <style:style style:name="ro6" style:family="table-row">
      <style:table-row-properties style:row-height="0.512cm" fo:break-before="auto" style:use-optimal-row-height="false"/>
    </style:style>
    <style:style style:name="ro7" style:family="table-row">
      <style:table-row-properties style:row-height="0.386cm" fo:break-before="auto" style:use-optimal-row-height="false"/>
    </style:style>
    <style:style style:name="ro8" style:family="table-row">
      <style:table-row-properties style:row-height="0.4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b4c7dc"/>
      <style:text-properties style:font-name="Liberation Serif" style:font-name-asian="Segoe UI" style:font-name-complex="Tahoma"/>
    </style:style>
    <style:style style:name="ce11" style:family="table-cell" style:parent-style-name="Default">
      <style:table-cell-properties fo:background-color="#729fcf"/>
      <style:text-properties style:font-name="Liberation Serif" style:font-name-asian="Segoe UI" style:font-name-complex="Tahoma"/>
    </style:style>
    <style:style style:name="ce20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6">
      <style:table-cell-properties fo:background-color="#b2b2b2"/>
    </style:style>
    <style:style style:name="ce19" style:family="table-cell" style:parent-style-name="Default" style:data-style-name="N116">
      <style:table-cell-properties fo:background-color="#b4c7dc"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21" style:family="table-cell" style:parent-style-name="Default" style:data-style-name="N116">
      <style:table-cell-properties fo:background-color="#729fcf"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22" style:family="table-cell" style:parent-style-name="Default" style:data-style-name="N116">
      <style:table-cell-properties fo:background-color="#b4c7dc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6">
      <style:table-cell-properties fo:background-color="#729fc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16">
      <style:table-cell-properties fo:background-color="#b2b2b2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6">
      <style:table-cell-properties fo:background-color="#729fcf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16">
      <style:table-cell-properties fo:background-color="#729fc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1" style:family="table-cell" style:parent-style-name="Default" style:data-style-name="N116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6"/>
    <style:style style:name="ce4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4">
      <style:table-cell-properties fo:background-color="#729fc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2b2b2"/>
      <style:text-properties fo:color="#000000"/>
    </style:style>
    <style:style style:name="ce12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7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mposants</text:p>
          </table:table-cell>
          <table:table-cell table:style-name="ce24" office:value-type="string" calcext:value-type="string">
            <text:p>Prix TTC</text:p>
          </table:table-cell>
          <table:table-cell table:style-name="ce1" office:value-type="string" calcext:value-type="string">
            <text:p>Prix HT</text:p>
          </table:table-cell>
          <table:table-cell table:style-name="ce5" office:value-type="string" calcext:value-type="string">
            <text:p>Lien</text:p>
          </table:table-cell>
          <table:table-cell table:style-name="ce1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1"/>
          <table:table-cell table:style-name="ce5"/>
          <table:table-cell table:style-name="ce1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Processeur</text:p>
          </table:table-cell>
          <table:table-cell table:style-name="ce24"/>
          <table:table-cell table:style-name="ce1"/>
          <table:table-cell table:style-name="ce5"/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1</text:p>
          </table:table-cell>
          <table:table-cell table:style-name="ce2" office:value-type="string" calcext:value-type="string">
            <text:p>AMD Ryzen 7 7700X</text:p>
          </table:table-cell>
          <table:table-cell table:style-name="ce19" office:value-type="currency" office:currency="EUR" office:value="339.95" calcext:value-type="currency">
            <text:p>339,95 €</text:p>
          </table:table-cell>
          <table:table-cell table:style-name="ce43" table:formula="of:=[.D4]*0.8" office:value-type="float" office:value="271.96" calcext:value-type="float">
            <text:p>271,96</text:p>
          </table:table-cell>
          <table:table-cell table:style-name="ce2" office:value-type="string" calcext:value-type="string">
            <text:p><text:a xlink:href="https://www.ldlc.com/fiche/PB00516610.html" xlink:type="simple">https://www.ldlc.com/fiche/PB00516610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PU2</text:p>
          </table:table-cell>
          <table:table-cell table:style-name="ce3" office:value-type="string" calcext:value-type="string">
            <text:p>Intel Core i7-13700F</text:p>
          </table:table-cell>
          <table:table-cell table:style-name="ce21" office:value-type="currency" office:currency="EUR" office:value="349.95" calcext:value-type="currency">
            <text:p>349,95 €</text:p>
          </table:table-cell>
          <table:table-cell table:style-name="ce44" table:formula="of:=[.D5]*0.8" office:value-type="float" office:value="279.96" calcext:value-type="float">
            <text:p>279,96</text:p>
          </table:table-cell>
          <table:table-cell table:style-name="ce3" office:value-type="string" calcext:value-type="string">
            <text:p><text:a xlink:href="https://www.ldlc.com/fiche/PB00536094.html" xlink:type="simple">https://www.ldlc.com/fiche/PB00536094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3</text:p>
          </table:table-cell>
          <table:table-cell table:style-name="ce2" office:value-type="string" calcext:value-type="string">
            <text:p>AMD Ryzen 7 7800X3D</text:p>
          </table:table-cell>
          <table:table-cell table:style-name="ce19" office:value-type="currency" office:currency="EUR" office:value="449.95" calcext:value-type="currency">
            <text:p>449,95 €</text:p>
          </table:table-cell>
          <table:table-cell table:style-name="ce22" table:formula="of:=[.D6]*0.8" office:value-type="currency" office:currency="EUR" office:value="359.96" calcext:value-type="currency">
            <text:p>359,96 €</text:p>
          </table:table-cell>
          <table:table-cell table:style-name="ce2" office:value-type="string" calcext:value-type="string">
            <text:p><text:a xlink:href="https://www.ldlc.com/fiche/PB00546345.html" xlink:type="simple">https://www.ldlc.com/fiche/PB00546345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PU4</text:p>
          </table:table-cell>
          <table:table-cell table:style-name="ce3" office:value-type="string" calcext:value-type="string">
            <text:p>AMD Ryzen 9 7950X</text:p>
          </table:table-cell>
          <table:table-cell table:style-name="ce21" office:value-type="currency" office:currency="EUR" office:value="619.95" calcext:value-type="currency">
            <text:p>619,95 €</text:p>
          </table:table-cell>
          <table:table-cell table:style-name="ce39" table:formula="of:=[.D7]*0.8" office:value-type="currency" office:currency="EUR" office:value="495.96" calcext:value-type="currency">
            <text:p>495,96 €</text:p>
          </table:table-cell>
          <table:table-cell table:style-name="ce3" office:value-type="string" calcext:value-type="string">
            <text:p><text:a xlink:href="https://www.ldlc.com/fiche/PB00516614.html" xlink:type="simple">https://www.ldlc.com/fiche/PB00516614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5</text:p>
          </table:table-cell>
          <table:table-cell table:style-name="ce2" office:value-type="string" calcext:value-type="string">
            <text:p>Intel Core i7 14700F</text:p>
          </table:table-cell>
          <table:table-cell table:style-name="ce19" office:value-type="currency" office:currency="EUR" office:value="369.95" calcext:value-type="currency">
            <text:p>369,95 €</text:p>
          </table:table-cell>
          <table:table-cell table:style-name="ce43" table:formula="of:=[.D8]*0.8" office:value-type="float" office:value="295.96" calcext:value-type="float">
            <text:p>295,96</text:p>
          </table:table-cell>
          <table:table-cell table:style-name="ce2" office:value-type="string" calcext:value-type="string">
            <text:p><text:a xlink:href="https://www.ldlc.com/fiche/PB00587605.html" xlink:type="simple">https://www.ldlc.com/fiche/PB00587605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PU6</text:p>
          </table:table-cell>
          <table:table-cell table:style-name="ce3" office:value-type="string" calcext:value-type="string">
            <text:p>AMD Ryzen 9 7900X</text:p>
          </table:table-cell>
          <table:table-cell table:style-name="ce21" office:value-type="currency" office:currency="EUR" office:value="419.95" calcext:value-type="currency">
            <text:p>419,95 €</text:p>
          </table:table-cell>
          <table:table-cell table:style-name="ce44" table:formula="of:=[.D9]*0.8" office:value-type="float" office:value="335.96" calcext:value-type="float">
            <text:p>335,96</text:p>
          </table:table-cell>
          <table:table-cell table:style-name="ce3" office:value-type="string" calcext:value-type="string">
            <text:p><text:a xlink:href="https://www.ldlc.com/fiche/PB00516611.html" xlink:type="simple">https://www.ldlc.com/fiche/PB0051661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7</text:p>
          </table:table-cell>
          <table:table-cell table:style-name="ce2" office:value-type="string" calcext:value-type="string">
            <text:p>Intel Core i9-14900K</text:p>
          </table:table-cell>
          <table:table-cell table:style-name="ce19" office:value-type="currency" office:currency="EUR" office:value="549.95" calcext:value-type="currency">
            <text:p>549,95 €</text:p>
          </table:table-cell>
          <table:table-cell table:style-name="ce43" table:formula="of:=[.D10]*0.8" office:value-type="float" office:value="439.96" calcext:value-type="float">
            <text:p>439,96</text:p>
          </table:table-cell>
          <table:table-cell table:style-name="ce2" office:value-type="string" calcext:value-type="string">
            <text:p><text:a xlink:href="https://www.ldlc.com/fiche/PB00577124.html" xlink:type="simple">https://www.ldlc.com/fiche/PB00577124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PU8</text:p>
          </table:table-cell>
          <table:table-cell table:style-name="ce3" office:value-type="string" calcext:value-type="string">
            <text:p>AMD Ryzen 5 7600</text:p>
          </table:table-cell>
          <table:table-cell table:style-name="ce21" office:value-type="currency" office:currency="EUR" office:value="209.95" calcext:value-type="currency">
            <text:p>209,95 €</text:p>
          </table:table-cell>
          <table:table-cell table:style-name="ce44" table:formula="of:=[.D11]*0.8" office:value-type="float" office:value="167.96" calcext:value-type="float">
            <text:p>167,96</text:p>
          </table:table-cell>
          <table:table-cell table:style-name="ce3" office:value-type="string" calcext:value-type="string">
            <text:p><text:a xlink:href="https://www.ldlc.com/fiche/PB00536100.html" xlink:type="simple">https://www.ldlc.com/fiche/PB00536100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9</text:p>
          </table:table-cell>
          <table:table-cell table:style-name="ce2" office:value-type="string" calcext:value-type="string">
            <text:p>Intel Core i5-13500</text:p>
          </table:table-cell>
          <table:table-cell table:style-name="ce22" office:value-type="currency" office:currency="EUR" office:value="269.14" calcext:value-type="currency">
            <text:p>269,14 €</text:p>
          </table:table-cell>
          <table:table-cell table:style-name="ce43" table:formula="of:=[.D12]*0.8" office:value-type="float" office:value="215.312" calcext:value-type="float">
            <text:p>215,312</text:p>
          </table:table-cell>
          <table:table-cell table:style-name="ce2" office:value-type="string" calcext:value-type="string">
            <text:p><text:a xlink:href="https://www.rueducommerce.fr/p/m24074898721.html?utm_source=google&amp;utm_medium=cpc&amp;utm_campaign=pmax&amp;utm_content=&amp;gad_source=1&amp;gad_campaignid=23114503158&amp;gclid=Cj0KCQiAubrJBhCbARIsAHIdxD-UTPxrM3z4Tx-OluLdg7sP71zVzRKKY3xLDmpF6uhyckM_Bo0tO1MaAtH-EALw_wcB" xlink:type="simple">https://www.rueducommerce.fr/p/m24074898721.html?utm_source=google&amp;utm_medium=cpc&amp;utm_campaign=pmax&amp;utm_content=&amp;gad_source=1&amp;gad_campaignid=23114503158&amp;gclid=Cj0KCQiAubrJBhCbARIsAHIdxD-UTPxrM3z4Tx-OluLdg7sP71zVzRKKY3xLDmpF6uhyckM_Bo0tO1MaAtH-EALw_wcB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PU10</text:p>
          </table:table-cell>
          <table:table-cell table:style-name="ce3" office:value-type="string" calcext:value-type="string">
            <text:p>Amd Ryzen 7 7700 </text:p>
          </table:table-cell>
          <table:table-cell table:style-name="ce21" office:value-type="currency" office:currency="EUR" office:value="339.95" calcext:value-type="currency">
            <text:p>339,95 €</text:p>
          </table:table-cell>
          <table:table-cell table:style-name="ce44" table:formula="of:=[.D13]*0.8" office:value-type="float" office:value="271.96" calcext:value-type="float">
            <text:p>271,96</text:p>
          </table:table-cell>
          <table:table-cell table:style-name="ce3" office:value-type="string" calcext:value-type="string">
            <text:p><text:a xlink:href="https://www.ldlc.com/fiche/PB00536101.html" xlink:type="simple">https://www.ldlc.com/fiche/PB0053610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11</text:p>
          </table:table-cell>
          <table:table-cell table:style-name="ce2" office:value-type="string" calcext:value-type="string">
            <text:p>AMD Ryzen 5 5600G</text:p>
          </table:table-cell>
          <table:table-cell table:style-name="ce19" office:value-type="currency" office:currency="EUR" office:value="194.16" calcext:value-type="currency">
            <text:p>194,16 €</text:p>
          </table:table-cell>
          <table:table-cell table:style-name="ce43" table:formula="of:=[.D14]*0.8" office:value-type="float" office:value="155.328" calcext:value-type="float">
            <text:p>155,328</text:p>
          </table:table-cell>
          <table:table-cell table:style-name="ce2" office:value-type="string" calcext:value-type="string">
            <text:p><text:a xlink:href="https://www.rueducommerce.fr/p/r24060015470.html" xlink:type="simple">https://www.rueducommerce.fr/p/r24060015470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PU12</text:p>
          </table:table-cell>
          <table:table-cell table:style-name="ce3" office:value-type="string" calcext:value-type="string">
            <text:p>intel core i5-12400</text:p>
          </table:table-cell>
          <table:table-cell table:style-name="ce23" office:value-type="currency" office:currency="EUR" office:value="130.89" calcext:value-type="currency">
            <text:p>130,89 €</text:p>
          </table:table-cell>
          <table:table-cell table:style-name="ce44" table:formula="of:=[.D15]*0.8" office:value-type="float" office:value="104.712" calcext:value-type="float">
            <text:p>104,712</text:p>
          </table:table-cell>
          <table:table-cell table:style-name="ce3" office:value-type="string" calcext:value-type="string">
            <text:p><text:a xlink:href="https://www.rueducommerce.fr/p/r24060016211.html" xlink:type="simple">https://www.rueducommerce.fr/p/r2406001621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13</text:p>
          </table:table-cell>
          <table:table-cell table:style-name="ce2" office:value-type="string" calcext:value-type="string">
            <text:p>Intel Core i7-13700F</text:p>
          </table:table-cell>
          <table:table-cell table:style-name="ce22" office:value-type="currency" office:currency="EUR" office:value="349.95" calcext:value-type="currency">
            <text:p>349,95 €</text:p>
          </table:table-cell>
          <table:table-cell table:style-name="ce43" table:formula="of:=[.D16]*0.8" office:value-type="float" office:value="279.96" calcext:value-type="float">
            <text:p>279,96</text:p>
          </table:table-cell>
          <table:table-cell table:style-name="ce2" office:value-type="string" calcext:value-type="string">
            <text:p><text:a xlink:href="https://www.ldlc.com/fiche/PB00536094.html" xlink:type="simple">https://www.ldlc.com/fiche/PB00536094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Carte Mère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CM1</text:p>
          </table:table-cell>
          <table:table-cell table:style-name="ce2" office:value-type="string" calcext:value-type="string">
            <text:p>MSI B650 </text:p>
          </table:table-cell>
          <table:table-cell table:style-name="ce19" office:value-type="currency" office:currency="EUR" office:value="215.95" calcext:value-type="currency">
            <text:p>215,95 €</text:p>
          </table:table-cell>
          <table:table-cell table:style-name="ce43" table:formula="of:=[.D18]*0.8" office:value-type="float" office:value="172.76" calcext:value-type="float">
            <text:p>172,76</text:p>
          </table:table-cell>
          <table:table-cell table:style-name="ce2" office:value-type="string" calcext:value-type="string">
            <text:p><text:a xlink:href="https://www.ldlc.com/fiche/PB00520541.html" xlink:type="simple">https://www.ldlc.com/fiche/PB00520541.html</text:a></text:p>
          </table:table-cell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CM2</text:p>
          </table:table-cell>
          <table:table-cell table:style-name="ce3" office:value-type="string" calcext:value-type="string">
            <text:p>ASUS TUF B760-plus WIFI D4</text:p>
          </table:table-cell>
          <table:table-cell table:style-name="ce21" office:value-type="currency" office:currency="EUR" office:value="177.95" calcext:value-type="currency">
            <text:p>177,95 €</text:p>
          </table:table-cell>
          <table:table-cell table:style-name="ce44" table:formula="of:=[.D19]*0.8" office:value-type="float" office:value="142.36" calcext:value-type="float">
            <text:p>142,36</text:p>
          </table:table-cell>
          <table:table-cell table:style-name="ce3" office:value-type="string" calcext:value-type="string">
            <text:p><text:a xlink:href="https://www.ldlc.com/fiche/PB00536205.html" xlink:type="simple">https://www.ldlc.com/fiche/PB00536205.html</text:a></text:p>
          </table:table-cell>
          <table:table-cell table:style-name="ce1"/>
        </table:table-row>
        <table:table-row table:style-name="ro3">
          <table:table-cell table:style-name="ce1"/>
          <table:table-cell table:style-name="ce2" office:value-type="string" calcext:value-type="string">
            <text:p>CM3</text:p>
          </table:table-cell>
          <table:table-cell table:style-name="ce2" office:value-type="string" calcext:value-type="string">
            <text:p>MSI MAG B650 TOMAHAWK WIFI</text:p>
          </table:table-cell>
          <table:table-cell table:style-name="ce22" office:value-type="currency" office:currency="EUR" office:value="215.95" calcext:value-type="currency">
            <text:p>215,95 €</text:p>
          </table:table-cell>
          <table:table-cell table:style-name="ce43" table:formula="of:=[.D20]*0.8" office:value-type="float" office:value="172.76" calcext:value-type="float">
            <text:p>172,76</text:p>
          </table:table-cell>
          <table:table-cell table:style-name="ce2" office:value-type="string" calcext:value-type="string">
            <text:p><text:a xlink:href="https://www.ldlc.com/fiche/PB00520541.html" xlink:type="simple">https://www.ldlc.com/fiche/PB0052054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M4</text:p>
          </table:table-cell>
          <table:table-cell table:style-name="ce3" office:value-type="string" calcext:value-type="string">
            <text:p>ASUS ROG STRIX X670E-E WIFI</text:p>
          </table:table-cell>
          <table:table-cell table:style-name="ce21" office:value-type="currency" office:currency="EUR" office:value="487.48" calcext:value-type="currency">
            <text:p>487,48 €</text:p>
          </table:table-cell>
          <table:table-cell table:style-name="ce44" table:formula="of:=[.D21]*0.8" office:value-type="float" office:value="389.984" calcext:value-type="float">
            <text:p>389,984</text:p>
          </table:table-cell>
          <table:table-cell table:style-name="ce3" office:value-type="string" calcext:value-type="string">
            <text:p><text:a xlink:href="https://www.rueducommerce.fr/p/r24060017260.html" xlink:type="simple">https://www.rueducommerce.fr/p/r24060017260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M5</text:p>
          </table:table-cell>
          <table:table-cell table:style-name="ce2" office:value-type="string" calcext:value-type="string">
            <text:p>ASUS PRIME X670-P WIFI</text:p>
          </table:table-cell>
          <table:table-cell table:style-name="ce19" office:value-type="string" calcext:value-type="string">
            <text:p><text:span text:style-name="T1">414,</text:span>44</text:p>
          </table:table-cell>
          <table:table-cell table:style-name="ce43" table:formula="of:=[.D22]*0.8" office:value-type="float" office:value="331.552" calcext:value-type="float">
            <text:p>331,552</text:p>
          </table:table-cell>
          <table:table-cell table:style-name="ce2" office:value-type="string" calcext:value-type="string">
            <text:p><text:a xlink:href="https://www.rueducommerce.fr/p/r24060017266.html" xlink:type="simple">https://www.rueducommerce.fr/p/r24060017266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M6</text:p>
          </table:table-cell>
          <table:table-cell table:style-name="ce3" office:value-type="string" calcext:value-type="string">
            <text:p>ASUS PRIME Z790-P </text:p>
          </table:table-cell>
          <table:table-cell table:style-name="ce21" office:value-type="currency" office:currency="EUR" office:value="219.95" calcext:value-type="currency">
            <text:p>219,95 €</text:p>
          </table:table-cell>
          <table:table-cell table:style-name="ce46" table:formula="of:=[.D23]*0.8" office:value-type="float" office:value="175.96" calcext:value-type="float">
            <text:p>175,96</text:p>
          </table:table-cell>
          <table:table-cell table:style-name="ce3" office:value-type="string" calcext:value-type="string">
            <text:p><text:a xlink:href="https://www.ldlc.com/fiche/PB00519831.html" xlink:type="simple">https://www.ldlc.com/fiche/PB0051983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M7</text:p>
          </table:table-cell>
          <table:table-cell table:style-name="ce3" office:value-type="string" calcext:value-type="string">
            <text:p>MSI MAG Z790 WIFI</text:p>
          </table:table-cell>
          <table:table-cell table:style-name="ce39" office:value-type="string" calcext:value-type="string">
            <text:p><text:span text:style-name="T2">265</text:span><text:span text:style-name="T3">,</text:span>95</text:p>
          </table:table-cell>
          <table:table-cell table:style-name="ce44" table:formula="of:=[.D24]*0.8" office:value-type="float" office:value="212.76" calcext:value-type="float">
            <text:p>212,76</text:p>
          </table:table-cell>
          <table:table-cell table:style-name="ce3" office:value-type="string" calcext:value-type="string">
            <text:p><text:a xlink:href="https://www.ldlc.com/fiche/PB00519600.html" xlink:type="simple">https://www.ldlc.com/fiche/PB00519600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RAM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4">
          <table:table-cell table:style-name="ce1"/>
          <table:table-cell table:style-name="ce3" office:value-type="string" calcext:value-type="string">
            <text:p>RAM1</text:p>
          </table:table-cell>
          <table:table-cell table:style-name="ce3" office:value-type="string" calcext:value-type="string">
            <text:p>32GB DDR5 6000Mhz Corsair vengeance</text:p>
          </table:table-cell>
          <table:table-cell table:style-name="ce39" office:value-type="currency" office:currency="EUR" office:value="521.95" calcext:value-type="currency">
            <text:p>521,95 €</text:p>
          </table:table-cell>
          <table:table-cell table:style-name="ce44" table:formula="of:=[.D26]*0.8" office:value-type="float" office:value="417.56" calcext:value-type="float">
            <text:p>417,56</text:p>
          </table:table-cell>
          <table:table-cell table:style-name="ce3" office:value-type="string" calcext:value-type="string">
            <text:p><text:a xlink:href="https://www.ldlc.com/fiche/PB00548206.html" xlink:type="simple">https://www.ldlc.com/fiche/PB00548206.html</text:a></text:p>
          </table:table-cell>
          <table:table-cell table:style-name="ce1"/>
        </table:table-row>
        <table:table-row table:style-name="ro3">
          <table:table-cell table:style-name="ce1"/>
          <table:table-cell table:style-name="ce2" office:value-type="string" calcext:value-type="string">
            <text:p>RAM2</text:p>
          </table:table-cell>
          <table:table-cell table:style-name="ce10" office:value-type="string" calcext:value-type="string">
            <text:p>32GB DDR5-6000 (2x16GB) G.Skill Trident Z5 </text:p>
          </table:table-cell>
          <table:table-cell table:style-name="ce19" office:value-type="currency" office:currency="EUR" office:value="539.95" calcext:value-type="currency">
            <text:p>539,95 €</text:p>
          </table:table-cell>
          <table:table-cell table:style-name="ce43" table:formula="of:=[.D27]*0.8" office:value-type="float" office:value="431.96" calcext:value-type="float">
            <text:p>431,96</text:p>
          </table:table-cell>
          <table:table-cell table:style-name="ce2" office:value-type="string" calcext:value-type="string">
            <text:p><text:a xlink:href="https://www.ldlc.com/fiche/PB00668643.html" xlink:type="simple">https://www.ldlc.com/fiche/PB00668643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RAM3</text:p>
          </table:table-cell>
          <table:table-cell table:style-name="ce11" office:value-type="string" calcext:value-type="string">
            <text:p>32GB DDR5-5600 (1x32GB) Kingston Fury Beast </text:p>
          </table:table-cell>
          <table:table-cell table:style-name="ce21" office:value-type="currency" office:currency="EUR" office:value="323.95" calcext:value-type="currency">
            <text:p>323,95 €</text:p>
          </table:table-cell>
          <table:table-cell table:style-name="ce44" table:formula="of:=[.D28]*0.8" office:value-type="float" office:value="259.16" calcext:value-type="float">
            <text:p>259,16</text:p>
          </table:table-cell>
          <table:table-cell table:style-name="ce3" office:value-type="string" calcext:value-type="string">
            <text:p><text:a xlink:href="https://www.ldlc.com/fiche/PB00495971.html" xlink:type="simple">https://www.ldlc.com/fiche/PB0049597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RAM4</text:p>
          </table:table-cell>
          <table:table-cell table:style-name="ce11" office:value-type="string" calcext:value-type="string">
            <text:p>128GB DDR5-5600 (4x32GB) Kingston Fury Beast </text:p>
          </table:table-cell>
          <table:table-cell table:style-name="ce21" office:value-type="currency" office:currency="EUR" office:value="1188.72" calcext:value-type="currency">
            <text:p>1 188,72 €</text:p>
          </table:table-cell>
          <table:table-cell table:style-name="ce44" table:formula="of:=[.D29]*0.8" office:value-type="float" office:value="950.976" calcext:value-type="float">
            <text:p>950,976</text:p>
          </table:table-cell>
          <table:table-cell table:style-name="ce3" office:value-type="string" calcext:value-type="string">
            <text:p><text:a xlink:href="https://www.amazon.fr/Kingston-Beast-128GB-5600MT-Mémoire/dp/B0C3487K2B?th=1" xlink:type="simple">https://www.amazon.fr/Kingston-Beast-128GB-5600MT-Mémoire/dp/B0C3487K2B?th=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RAM5</text:p>
          </table:table-cell>
          <table:table-cell table:style-name="ce10" office:value-type="string" calcext:value-type="string">
            <text:p>16GB DDR5-5200 (2x8GB) Kingston Fury Beast </text:p>
          </table:table-cell>
          <table:table-cell table:style-name="ce19" office:value-type="currency" office:currency="EUR" office:value="273.36" calcext:value-type="currency">
            <text:p>273,36 €</text:p>
          </table:table-cell>
          <table:table-cell table:style-name="ce43" table:formula="of:=[.D30]*0.8" office:value-type="float" office:value="218.688" calcext:value-type="float">
            <text:p>218,688</text:p>
          </table:table-cell>
          <table:table-cell table:style-name="ce2" office:value-type="string" calcext:value-type="string">
            <text:p><text:a xlink:href="https://www.darty.com/nav/achat/ref/MC346819092.html?sv1=affiliate&amp;sv_campai" xlink:type="simple">https://www.darty.com/nav/achat/ref/MC346819092.html?sv1=affiliate&amp;sv_campai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RAM6</text:p>
          </table:table-cell>
          <table:table-cell table:style-name="ce11" office:value-type="string" calcext:value-type="string">
            <text:p>32GB DDR4-3200 (2x16GB) Corsair Vengeance LPX </text:p>
          </table:table-cell>
          <table:table-cell table:style-name="ce21" office:value-type="currency" office:currency="EUR" office:value="207.95" calcext:value-type="currency">
            <text:p>207,95 €</text:p>
          </table:table-cell>
          <table:table-cell table:style-name="ce44" table:formula="of:=[.D31]*0.8" office:value-type="float" office:value="166.36" calcext:value-type="float">
            <text:p>166,36</text:p>
          </table:table-cell>
          <table:table-cell table:style-name="ce3" office:value-type="string" calcext:value-type="string">
            <text:p><text:a xlink:href="https://www.ldlc.com/fiche/PB00271616.html" xlink:type="simple">https://www.ldlc.com/fiche/PB00271616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RAM7</text:p>
          </table:table-cell>
          <table:table-cell table:style-name="ce10" office:value-type="string" calcext:value-type="string">
            <text:p>16GB DDR4-3200 (2x8GB) Crucial Ballistix </text:p>
          </table:table-cell>
          <table:table-cell table:style-name="ce19" office:value-type="currency" office:currency="EUR" office:value="113.36" calcext:value-type="currency">
            <text:p>113,36 €</text:p>
          </table:table-cell>
          <table:table-cell table:style-name="ce43" table:formula="of:=[.D32]*0.8" office:value-type="float" office:value="90.688" calcext:value-type="float">
            <text:p>90,688</text:p>
          </table:table-cell>
          <table:table-cell table:style-name="ce10" office:value-type="string" calcext:value-type="string">
            <text:p><text:a xlink:href="https://www.amazon.fr/Crucial-Ballistix-BL2K8G32C16U4B-Mémoire-Gamer/dp/B083TRRT16?th=1" xlink:type="simple">https://www.amazon.fr/Crucial-Ballistix-BL2K8G32C16U4B-Mémoire-Gamer/dp/B083TRRT16?th=1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Stockage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ST1</text:p>
          </table:table-cell>
          <table:table-cell table:style-name="ce11" office:value-type="string" calcext:value-type="string">
            <text:p>SSD NVMe 1TO Samsung 980 PRO </text:p>
          </table:table-cell>
          <table:table-cell table:style-name="ce39" office:value-type="string" calcext:value-type="string">
            <text:p><text:span text:style-name="T2">135</text:span><text:span text:style-name="T3">€</text:span></text:p>
          </table:table-cell>
          <table:table-cell table:style-name="ce44" table:formula="of:=[.D34]*0.8" office:value-type="float" office:value="108" calcext:value-type="float">
            <text:p>108</text:p>
          </table:table-cell>
          <table:table-cell table:style-name="ce3" office:value-type="string" calcext:value-type="string">
            <text:p><text:a xlink:href="https://www.amazon.fr/Samsung-Internal-Solid-State-MZ-V8P1T0BW/dp/B08GS7748F?th=1" xlink:type="simple">https://www.amazon.fr/Samsung-Internal-Solid-State-MZ-V8P1T0BW/dp/B08GS7748F?th=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ST2</text:p>
          </table:table-cell>
          <table:table-cell table:style-name="ce10" office:value-type="string" calcext:value-type="string">
            <text:p>SSD NVMe 1TO WD Black SN850X </text:p>
          </table:table-cell>
          <table:table-cell table:style-name="ce22" office:value-type="string" calcext:value-type="string">
            <text:p><text:span text:style-name="T2">107,90</text:span><text:span text:style-name="T3">€</text:span></text:p>
          </table:table-cell>
          <table:table-cell table:style-name="ce43" table:formula="of:=[.D35]*0.8" office:value-type="float" office:value="86.32" calcext:value-type="float">
            <text:p>86,32</text:p>
          </table:table-cell>
          <table:table-cell table:style-name="ce2" office:value-type="string" calcext:value-type="string">
            <text:p><text:a xlink:href="https://www.amazon.fr/WD_BLACK-SN850X-2280-gaming-jusquà/dp/B0B7CKVCCV/ref=sr_1_1?__mk_fr_FR=ÅMÅŽÕÑ&amp;crid=1YK9GKYZHRODH&amp;dib=eyJ2IjoiMSJ9.Mx_cQtW10GBCcWbK1sN_AFTtpKWKQbE7faIg6Ea-aV1a4AeEy-j0x9xhMdRdouDJRAKvzusIuJLAudzIr948HpYBXFEK8mn_w8TZbdlf4DSCHaPhylhLj1jOzrxgKDgEYuUGMnpPl8asbVqRacWccv1JXM21RnEsHVH8KqKlMZ2RCuBujV-hMltd1hzPwpONHuhtqBKDUMH72WSnZJtiEgwVjKjaFgfwo6fWxFZT3WKRgn0hdtPFCpH3hXSVe2B-GDvIj8dj3A_ggiWKCOK_5UUp-rtOLg1mQfIVKBn2LAo.orRpxt1icmV9kZK9iPywbz_g-xbsEftDBcTTAGuAbgg&amp;dib_tag=se&amp;keywords=SSD+NVMe+1TO+WD+Black+SN850X&amp;qid=1764691273&amp;s=computers&amp;sprefix=ssd+nvme+1to+wd+black+sn850x+%2Ccomputers%2C141&amp;sr=1-1" xlink:type="simple">https://www.amazon.fr/WD_BLACK-SN850X-2280-gaming-jusquà/dp/B0B7CKVCCV/ref=sr_1_1?__mk_fr_FR=ÅMÅŽÕÑ&amp;crid=1YK9GKYZHRODH&amp;dib=eyJ2IjoiMSJ9.Mx_cQtW10GBCcWbK1sN_AFTtpKWKQbE7faIg6Ea-aV1a4AeEy-j0x9xhMdRdouDJRAKvzusIuJLAudzIr948HpYBXFEK8mn_w8TZbdlf4DSCHaPhylhLj1jOzrxgKDgEYuUGMnpPl8asbVqRacWccv1JXM21RnEsHVH8KqKlMZ2RCuBujV-hMltd1hzPwpONHuhtqBKDUMH72WSnZJtiEgwVjKjaFgfwo6fWxFZT3WKRgn0hdtPFCpH3hXSVe2B-GDvIj8dj3A_ggiWKCOK_5UUp-rtOLg1mQfIVKBn2LAo.orRpxt1icmV9kZK9iPywbz_g-xbsEftDBcTTAGuAbgg&amp;dib_tag=se&amp;keywords=SSD+NVMe+1TO+WD+Black+SN850X&amp;qid=1764691273&amp;s=computers&amp;sprefix=ssd+nvme+1to+wd+black+sn850x+%2Ccomputers%2C141&amp;sr=1-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ST3</text:p>
          </table:table-cell>
          <table:table-cell table:style-name="ce11" office:value-type="string" calcext:value-type="string">
            <text:p>SSD NVMe 2TB Samsung 990 PRO </text:p>
          </table:table-cell>
          <table:table-cell table:style-name="ce39" office:value-type="currency" office:currency="EUR" office:value="206.4" calcext:value-type="currency">
            <text:p>206,40 €</text:p>
          </table:table-cell>
          <table:table-cell table:style-name="ce44" table:formula="of:=[.D36]*0.8" office:value-type="float" office:value="165.12" calcext:value-type="float">
            <text:p>165,12</text:p>
          </table:table-cell>
          <table:table-cell table:style-name="ce3" office:value-type="string" calcext:value-type="string">
            <text:p><text:a xlink:href="https://www.amazon.fr/Samsung-MZ-V9P2T0BW-Contrôle-Thermique-Intelligent/dp/B0B9C4DKKG?th=1" xlink:type="simple">https://www.amazon.fr/Samsung-MZ-V9P2T0BW-Contrôle-Thermique-Intelligent/dp/B0B9C4DKKG?th=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ST4</text:p>
          </table:table-cell>
          <table:table-cell table:style-name="ce11" office:value-type="string" calcext:value-type="string">
            <text:p>SSD NVMe 500GB Samsung 980 </text:p>
          </table:table-cell>
          <table:table-cell table:style-name="ce39" office:value-type="string" calcext:value-type="string">
            <text:p><text:span text:style-name="T2">79,90</text:span><text:span text:style-name="T3">€</text:span></text:p>
          </table:table-cell>
          <table:table-cell table:style-name="ce44" table:formula="of:=[.D37]*0.8" office:value-type="float" office:value="63.92" calcext:value-type="float">
            <text:p>63,92</text:p>
          </table:table-cell>
          <table:table-cell table:style-name="ce3" office:value-type="string" calcext:value-type="string">
            <text:p><text:a xlink:href="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" xlink:type="simple">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ST5</text:p>
          </table:table-cell>
          <table:table-cell table:style-name="ce10" office:value-type="string" calcext:value-type="string">
            <text:p>SSD NVMe 500GB Crucial P3 </text:p>
          </table:table-cell>
          <table:table-cell table:style-name="ce22" office:value-type="string" calcext:value-type="string">
            <text:p><text:span text:style-name="T2">65,99</text:span><text:span text:style-name="T3">€</text:span></text:p>
          </table:table-cell>
          <table:table-cell table:style-name="ce43" table:formula="of:=[.D38]*0.8" office:value-type="float" office:value="52.792" calcext:value-type="float">
            <text:p>52,792</text:p>
          </table:table-cell>
          <table:table-cell table:style-name="ce2" office:value-type="string" calcext:value-type="string">
            <text:p><text:a xlink:href="https://www.amazon.fr/Crucial-500Go-CT500P3SSD8-PCIe-Jusquà/dp/B0B25LQQPC/ref=sr_1_3?__mk_fr_FR=ÅMÅŽÕÑ&amp;dib=eyJ2IjoiMSJ9.NUivCSJp1cakIOm0Qbco9XQ2hasXGBQFOXNnORkAr0nVf5xJYFO7CcMfH5-toGNdexariuP5VZX7HRZE3KczVStI6sKqrWj1mrfQJTHdgSwDl0K4rHxvezXTahRlqGG-L1QZ8wj1733TCVAHvAiC4d8fnsFTpzYyGDCRY_U3X6joPE2ozDT2H4dcHKibvZ4mC_s4fYjLpE1gMhNRIMVauZLUDoDWJ7BreViuLkh0zBIISJpEoJmjmmsXvhmZ1pm3YKi3DT7a1Qq36R2hlsC1N8eBqEOuTLLeuNHYKVkHLrQ.dYXLXavzylJQEh9qrGkA2poXY8CsLdbSoWaFwAB6cII&amp;dib_tag=se&amp;keywords=SSD%2BNVMe%2B500GB%2BCrucial%2BP3&amp;qid=1764691342&amp;s=computers&amp;sr=1-3&amp;th=1" xlink:type="simple">https://www.amazon.fr/Crucial-500Go-CT500P3SSD8-PCIe-Jusquà/dp/B0B25LQQPC/ref=sr_1_3?__mk_fr_FR=ÅMÅŽÕÑ&amp;dib=eyJ2IjoiMSJ9.NUivCSJp1cakIOm0Qbco9XQ2hasXGBQFOXNnORkAr0nVf5xJYFO7CcMfH5-toGNdexariuP5VZX7HRZE3KczVStI6sKqrWj1mrfQJTHdgSwDl0K4rHxvezXTahRlqGG-L1QZ8wj1733TCVAHvAiC4d8fnsFTpzYyGDCRY_U3X6joPE2ozDT2H4dcHKibvZ4mC_s4fYjLpE1gMhNRIMVauZLUDoDWJ7BreViuLkh0zBIISJpEoJmjmmsXvhmZ1pm3YKi3DT7a1Qq36R2hlsC1N8eBqEOuTLLeuNHYKVkHLrQ.dYXLXavzylJQEh9qrGkA2poXY8CsLdbSoWaFwAB6cII&amp;dib_tag=se&amp;keywords=SSD%2BNVMe%2B500GB%2BCrucial%2BP3&amp;qid=1764691342&amp;s=computers&amp;sr=1-3&amp;th=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ST6</text:p>
          </table:table-cell>
          <table:table-cell table:style-name="ce3"/>
          <table:table-cell table:style-name="ce39"/>
          <table:table-cell table:style-name="ce44"/>
          <table:table-cell table:style-name="ce3"/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arte Graphique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GPU1</text:p>
          </table:table-cell>
          <table:table-cell table:style-name="ce10" office:value-type="string" calcext:value-type="string">
            <text:p>GeForce GTX 1650 </text:p>
          </table:table-cell>
          <table:table-cell table:style-name="ce22"/>
          <table:table-cell table:style-name="ce43"/>
          <table:table-cell table:style-name="ce2"/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GPU2</text:p>
          </table:table-cell>
          <table:table-cell table:style-name="ce11" office:value-type="string" calcext:value-type="string">
            <text:p>GeForce RTX 4060 </text:p>
          </table:table-cell>
          <table:table-cell table:style-name="ce39" office:value-type="string" calcext:value-type="string">
            <text:p><text:span text:style-name="T2">351,36</text:span><text:span text:style-name="T3">€</text:span></text:p>
          </table:table-cell>
          <table:table-cell table:style-name="ce44" table:formula="of:=[.D42]*0.8" office:value-type="float" office:value="281.088" calcext:value-type="float">
            <text:p>281,088</text:p>
          </table:table-cell>
          <table:table-cell table:style-name="ce3" office:value-type="string" calcext:value-type="string">
            <text:p><text:a xlink:href="https://www.amazon.fr/GIGABYTE-RTX-4060-Eagle-ICE-8GD/dp/B0CVQN2XKX/ref=sr_1_7?__mk_fr_FR=ÅMÅŽÕÑ&amp;crid=3516J86Y8M2HB&amp;dib=eyJ2IjoiMSJ9.c3r9nF-HR2lT0vleghs0Eu0Nm7prNFu_YnKunGcsvIyabXqgpVTtP7RJlEhesnGN_jxLWM1Ol2HAiM9iB5xVEuhMwa40oFOx0HTvOZroKk98P33s6oacJj9PtqumKrRRp_6b-sGCaYEzsLHSIW6xFcEA8LoO5XeqyJU82yig9PQw4We3Vtf1Ul6MWVvu4w9o-jvbzlz_nR3Zh0HYbGPFYPOFl-PdURF3S3p-OSVcaBsxZyUxALCMCRYIH38RyAQd0qws_4e5sIB04ovWUZQhNkhhLbQmvxH2iR3dcZOuaqY.vDNlZ7MlhXHJzkqmZIoIZ670iVLZaamNXlLUb6UJNdU&amp;dib_tag=se&amp;keywords=gtx+4060&amp;qid=1764691566&amp;sprefix=gtx+4060%2Caps%2C164&amp;sr=8-7" xlink:type="simple">https://www.amazon.fr/GIGABYTE-RTX-4060-Eagle-ICE-8GD/dp/B0CVQN2XKX/ref=sr_1_7?__mk_fr_FR=ÅMÅŽÕÑ&amp;crid=3516J86Y8M2HB&amp;dib=eyJ2IjoiMSJ9.c3r9nF-HR2lT0vleghs0Eu0Nm7prNFu_YnKunGcsvIyabXqgpVTtP7RJlEhesnGN_jxLWM1Ol2HAiM9iB5xVEuhMwa40oFOx0HTvOZroKk98P33s6oacJj9PtqumKrRRp_6b-sGCaYEzsLHSIW6xFcEA8LoO5XeqyJU82yig9PQw4We3Vtf1Ul6MWVvu4w9o-jvbzlz_nR3Zh0HYbGPFYPOFl-PdURF3S3p-OSVcaBsxZyUxALCMCRYIH38RyAQd0qws_4e5sIB04ovWUZQhNkhhLbQmvxH2iR3dcZOuaqY.vDNlZ7MlhXHJzkqmZIoIZ670iVLZaamNXlLUb6UJNdU&amp;dib_tag=se&amp;keywords=gtx+4060&amp;qid=1764691566&amp;sprefix=gtx+4060%2Caps%2C164&amp;sr=8-7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GPU3</text:p>
          </table:table-cell>
          <table:table-cell table:style-name="ce2" office:value-type="string" calcext:value-type="string">
            <text:p>Geforce RTX 5070</text:p>
          </table:table-cell>
          <table:table-cell table:style-name="ce22" office:value-type="string" calcext:value-type="string">
            <text:p><text:span text:style-name="T2">739</text:span><text:span text:style-name="T3">€</text:span></text:p>
          </table:table-cell>
          <table:table-cell table:style-name="ce43" table:formula="of:=[.D43]*0.8" office:value-type="float" office:value="591.2" calcext:value-type="float">
            <text:p>591,2</text:p>
          </table:table-cell>
          <table:table-cell table:style-name="ce2" office:value-type="string" calcext:value-type="string">
            <text:p><text:a xlink:href="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" xlink:type="simple"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GPU4</text:p>
          </table:table-cell>
          <table:table-cell table:style-name="ce3" office:value-type="string" calcext:value-type="string">
            <text:p>Geforce RTX 5060</text:p>
          </table:table-cell>
          <table:table-cell table:style-name="ce21" office:value-type="currency" office:currency="EUR" office:value="489.95" calcext:value-type="currency">
            <text:p>489,95 €</text:p>
          </table:table-cell>
          <table:table-cell table:style-name="ce44" table:formula="of:=[.D44]*0.8" office:value-type="float" office:value="391.96" calcext:value-type="float">
            <text:p>391,96</text:p>
          </table:table-cell>
          <table:table-cell table:style-name="ce3" office:value-type="string" calcext:value-type="string">
            <text:p><text:a xlink:href="https://www.ldlc.com/fiche/PB00676833.html" xlink:type="simple">https://www.ldlc.com/fiche/PB00676833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GPU5</text:p>
          </table:table-cell>
          <table:table-cell table:style-name="ce2"/>
          <table:table-cell table:style-name="ce22"/>
          <table:table-cell table:style-name="ce43"/>
          <table:table-cell table:style-name="ce2"/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Alimentation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ALM1</text:p>
          </table:table-cell>
          <table:table-cell table:style-name="ce11" office:value-type="string" calcext:value-type="string">
            <text:p>750W Gold Corsair RM750e </text:p>
          </table:table-cell>
          <table:table-cell table:style-name="ce21" office:value-type="currency" office:currency="EUR" office:value="119.95" calcext:value-type="currency">
            <text:p>119,95 €</text:p>
          </table:table-cell>
          <table:table-cell table:style-name="ce44" table:formula="of:=[.D47]*0.8" office:value-type="float" office:value="95.96" calcext:value-type="float">
            <text:p>95,96</text:p>
          </table:table-cell>
          <table:table-cell table:style-name="ce3" office:value-type="string" calcext:value-type="string">
            <text:p><text:a xlink:href="https://www.ldlc.com/fiche/PB00663403.html" xlink:type="simple">https://www.ldlc.com/fiche/PB00663403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ALM2</text:p>
          </table:table-cell>
          <table:table-cell table:style-name="ce10" office:value-type="string" calcext:value-type="string">
            <text:p>750W Gold be quiet! Pure Power 13 M </text:p>
          </table:table-cell>
          <table:table-cell table:style-name="ce19" office:value-type="currency" office:currency="EUR" office:value="119.95" calcext:value-type="currency">
            <text:p>119,95 €</text:p>
          </table:table-cell>
          <table:table-cell table:style-name="ce43" table:formula="of:=[.D48]*0.8" office:value-type="float" office:value="95.96" calcext:value-type="float">
            <text:p>95,96</text:p>
          </table:table-cell>
          <table:table-cell table:style-name="ce2" office:value-type="string" calcext:value-type="string">
            <text:p><text:a xlink:href="https://www.ldlc.com/fiche/PB00696819.html" xlink:type="simple">https://www.ldlc.com/fiche/PB00696819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ALM3</text:p>
          </table:table-cell>
          <table:table-cell table:style-name="ce11" office:value-type="string" calcext:value-type="string">
            <text:p>850W Gold Corsair RM850x </text:p>
          </table:table-cell>
          <table:table-cell table:style-name="ce21" office:value-type="currency" office:currency="EUR" office:value="164.95" calcext:value-type="currency">
            <text:p>164,95 €</text:p>
          </table:table-cell>
          <table:table-cell table:style-name="ce44" table:formula="of:=[.D49]*0.8" office:value-type="float" office:value="131.96" calcext:value-type="float">
            <text:p>131,96</text:p>
          </table:table-cell>
          <table:table-cell table:style-name="ce3" office:value-type="string" calcext:value-type="string">
            <text:p><text:a xlink:href="https://www.ldlc.com/fiche/PB00656151.html" xlink:type="simple">https://www.ldlc.com/fiche/PB00656151.html</text:a></text:p>
          </table:table-cell>
          <table:table-cell table:style-name="ce1"/>
        </table:table-row>
        <table:table-row table:style-name="ro5">
          <table:table-cell table:style-name="ce1"/>
          <table:table-cell table:style-name="ce2" office:value-type="string" calcext:value-type="string">
            <text:p>ALM4</text:p>
          </table:table-cell>
          <table:table-cell table:style-name="ce10" office:value-type="string" calcext:value-type="string">
            <text:p>850W Gold Seasonic Focus GX-850 </text:p>
          </table:table-cell>
          <table:table-cell table:style-name="ce22" office:value-type="currency" office:currency="EUR" office:value="199.95" calcext:value-type="currency">
            <text:p>199,95 €</text:p>
          </table:table-cell>
          <table:table-cell table:style-name="ce43" table:formula="of:=[.D50]*0.8" office:value-type="float" office:value="159.96" calcext:value-type="float">
            <text:p>159,96</text:p>
          </table:table-cell>
          <table:table-cell table:style-name="ce2" office:value-type="string" calcext:value-type="string">
            <text:p><text:a xlink:href="https://www.ldlc.com/fiche/PB00647652.html" xlink:type="simple">https://www.ldlc.com/fiche/PB00647652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ALM5</text:p>
          </table:table-cell>
          <table:table-cell table:style-name="ce11" office:value-type="string" calcext:value-type="string">
            <text:p>1000W Gold Corsair RM1000x </text:p>
          </table:table-cell>
          <table:table-cell table:style-name="ce21" office:value-type="currency" office:currency="EUR" office:value="199.95" calcext:value-type="currency">
            <text:p>199,95 €</text:p>
          </table:table-cell>
          <table:table-cell table:style-name="ce44" table:formula="of:=[.D51]*0.8" office:value-type="float" office:value="159.96" calcext:value-type="float">
            <text:p>159,96</text:p>
          </table:table-cell>
          <table:table-cell table:style-name="ce3" office:value-type="string" calcext:value-type="string">
            <text:p><text:a xlink:href="https://www.ldlc.com/fiche/PB00656152.html" xlink:type="simple">https://www.ldlc.com/fiche/PB00656152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ALM6</text:p>
          </table:table-cell>
          <table:table-cell table:style-name="ce20" office:value-type="string" calcext:value-type="string">
            <text:p>550W Bronze Corsair Cx550 </text:p>
          </table:table-cell>
          <table:table-cell table:style-name="ce19" office:value-type="currency" office:currency="EUR" office:value="59.95" calcext:value-type="currency">
            <text:p>59,95 €</text:p>
          </table:table-cell>
          <table:table-cell table:style-name="ce43" table:formula="of:=[.D52]*0.8" office:value-type="float" office:value="47.96" calcext:value-type="float">
            <text:p>47,96</text:p>
          </table:table-cell>
          <table:table-cell table:style-name="ce2" office:value-type="string" calcext:value-type="string">
            <text:p><text:a xlink:href="https://www.ldlc.com/fiche/PB00580848.html" xlink:type="simple">https://www.ldlc.com/fiche/PB00580848.html</text:a></text:p>
          </table:table-cell>
          <table:table-cell table:style-name="ce1"/>
        </table:table-row>
        <table:table-row table:style-name="ro6">
          <table:table-cell table:style-name="ce1"/>
          <table:table-cell table:style-name="ce3" office:value-type="string" calcext:value-type="string">
            <text:p>ALM7</text:p>
          </table:table-cell>
          <table:table-cell table:style-name="ce11" office:value-type="string" calcext:value-type="string">
            <text:p>Crossair CX650 <text:s/>Bronze</text:p>
          </table:table-cell>
          <table:table-cell table:style-name="ce40" office:value-type="currency" office:currency="EUR" office:value="69.95" calcext:value-type="currency">
            <text:p>69,95 €</text:p>
          </table:table-cell>
          <table:table-cell table:style-name="ce44" table:formula="of:=[.D53]*0.8" office:value-type="float" office:value="55.96" calcext:value-type="float">
            <text:p>55,96</text:p>
          </table:table-cell>
          <table:table-cell table:style-name="ce12" office:value-type="string" calcext:value-type="string">
            <text:p><text:a xlink:href="https://www.ldlc.com/fiche/PB00580851.html" xlink:type="simple">https://www.ldlc.com/fiche/PB00580851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Boitier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BOT1</text:p>
          </table:table-cell>
          <table:table-cell table:style-name="ce11" office:value-type="string" calcext:value-type="string">
            <text:p>Fractal Design Meshify C </text:p>
          </table:table-cell>
          <table:table-cell table:style-name="ce21" office:value-type="currency" office:currency="EUR" office:value="119.95" calcext:value-type="currency">
            <text:p>119,95 €</text:p>
          </table:table-cell>
          <table:table-cell table:style-name="ce44" table:formula="of:=[.D55]*0.8" office:value-type="float" office:value="95.96" calcext:value-type="float">
            <text:p>95,96</text:p>
          </table:table-cell>
          <table:table-cell table:style-name="ce3" office:value-type="string" calcext:value-type="string">
            <text:p><text:a xlink:href="https://www.ldlc.com/fiche/PB00253324.html" xlink:type="simple">https://www.ldlc.com/fiche/PB00253324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BOT2</text:p>
          </table:table-cell>
          <table:table-cell table:style-name="ce10" office:value-type="string" calcext:value-type="string">
            <text:p>be quiet! Pure Base 500DX </text:p>
          </table:table-cell>
          <table:table-cell table:style-name="ce19" office:value-type="currency" office:currency="EUR" office:value="144.95" calcext:value-type="currency">
            <text:p>144,95 €</text:p>
          </table:table-cell>
          <table:table-cell table:style-name="ce43" table:formula="of:=[.D56]*0.8" office:value-type="float" office:value="115.96" calcext:value-type="float">
            <text:p>115,96</text:p>
          </table:table-cell>
          <table:table-cell table:style-name="ce2" office:value-type="string" calcext:value-type="string">
            <text:p><text:a xlink:href="https://www.ldlc.com/fiche/PB00581487.html" xlink:type="simple">https://www.ldlc.com/fiche/PB00581487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BOT3</text:p>
          </table:table-cell>
          <table:table-cell table:style-name="ce11" office:value-type="string" calcext:value-type="string">
            <text:p>Fractal Design Torrent </text:p>
          </table:table-cell>
          <table:table-cell table:style-name="ce21" office:value-type="currency" office:currency="EUR" office:value="199.95" calcext:value-type="currency">
            <text:p>199,95 €</text:p>
          </table:table-cell>
          <table:table-cell table:style-name="ce44" table:formula="of:=[.D57]*0.8" office:value-type="float" office:value="159.96" calcext:value-type="float">
            <text:p>159,96</text:p>
          </table:table-cell>
          <table:table-cell table:style-name="ce3" office:value-type="string" calcext:value-type="string">
            <text:p><text:a xlink:href="https://www.ldlc.com/fiche/PB00455909.html" xlink:type="simple">https://www.ldlc.com/fiche/PB00455909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BOT4</text:p>
          </table:table-cell>
          <table:table-cell table:style-name="ce10" office:value-type="string" calcext:value-type="string">
            <text:p>NZXT H7 Flow </text:p>
          </table:table-cell>
          <table:table-cell table:style-name="ce19" office:value-type="currency" office:currency="EUR" office:value="129.95" calcext:value-type="currency">
            <text:p>129,95 €</text:p>
          </table:table-cell>
          <table:table-cell table:style-name="ce43" table:formula="of:=[.D58]*0.8" office:value-type="float" office:value="103.96" calcext:value-type="float">
            <text:p>103,96</text:p>
          </table:table-cell>
          <table:table-cell table:style-name="ce2" office:value-type="string" calcext:value-type="string">
            <text:p><text:a xlink:href="https://www.ldlc.com/fiche/PB00624371.html" xlink:type="simple">https://www.ldlc.com/fiche/PB0062437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BOT5</text:p>
          </table:table-cell>
          <table:table-cell table:style-name="ce11" office:value-type="string" calcext:value-type="string">
            <text:p>Fractal Design Focus 2 Solid </text:p>
          </table:table-cell>
          <table:table-cell table:style-name="ce21" office:value-type="currency" office:currency="EUR" office:value="99.95" calcext:value-type="currency">
            <text:p>99,95 €</text:p>
          </table:table-cell>
          <table:table-cell table:style-name="ce44" table:formula="of:=[.D59]*0.8" office:value-type="float" office:value="79.96" calcext:value-type="float">
            <text:p>79,96</text:p>
          </table:table-cell>
          <table:table-cell table:style-name="ce3" office:value-type="string" calcext:value-type="string">
            <text:p><text:a xlink:href="https://www.ldlc.com/fiche/PB00545124.html" xlink:type="simple">https://www.ldlc.com/fiche/PB00545124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refroidissement 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RFR1</text:p>
          </table:table-cell>
          <table:table-cell table:style-name="ce11" office:value-type="string" calcext:value-type="string">
            <text:p>be quiet! Pure Rock 2 </text:p>
          </table:table-cell>
          <table:table-cell table:style-name="ce41" office:value-type="currency" office:currency="EUR" office:value="35.95" calcext:value-type="currency">
            <text:p>35,95 €</text:p>
          </table:table-cell>
          <table:table-cell table:style-name="ce47" table:formula="of:=[.D61]*0.8" office:value-type="float" office:value="28.76" calcext:value-type="float">
            <text:p>28,76</text:p>
          </table:table-cell>
          <table:table-cell table:style-name="ce3" office:value-type="string" calcext:value-type="string">
            <text:p><text:a xlink:href="https://www.ldlc.com/fiche/PB00672696.html" xlink:type="simple">https://www.ldlc.com/fiche/PB00672696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RFR2</text:p>
          </table:table-cell>
          <table:table-cell table:style-name="ce10" office:value-type="string" calcext:value-type="string">
            <text:p>NZXT Kraken Z73 </text:p>
          </table:table-cell>
          <table:table-cell table:style-name="ce19" office:value-type="currency" office:currency="EUR" office:value="229.95" calcext:value-type="currency">
            <text:p>229,95 €</text:p>
          </table:table-cell>
          <table:table-cell table:style-name="ce43" table:formula="of:=[.D62]*0.8" office:value-type="float" office:value="183.96" calcext:value-type="float">
            <text:p>183,96</text:p>
          </table:table-cell>
          <table:table-cell table:style-name="ce2" office:value-type="string" calcext:value-type="string">
            <text:p><text:a xlink:href="https://www.ldlc.com/fiche/PB00701445.html" xlink:type="simple">https://www.ldlc.com/fiche/PB00701445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RFR3</text:p>
          </table:table-cell>
          <table:table-cell table:style-name="ce11" office:value-type="string" calcext:value-type="string">
            <text:p>Noctua NH-D15 chromax.black </text:p>
          </table:table-cell>
          <table:table-cell table:style-name="ce21" office:value-type="currency" office:currency="EUR" office:value="149.95" calcext:value-type="currency">
            <text:p>149,95 €</text:p>
          </table:table-cell>
          <table:table-cell table:style-name="ce44" table:formula="of:=[.D63]*0.8" office:value-type="float" office:value="119.96" calcext:value-type="float">
            <text:p>119,96</text:p>
          </table:table-cell>
          <table:table-cell table:style-name="ce3" office:value-type="string" calcext:value-type="string">
            <text:p><text:a xlink:href="https://www.ldlc.com/fiche/PB00280162.html" xlink:type="simple">https://www.ldlc.com/fiche/PB00280162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Souris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SRS1</text:p>
          </table:table-cell>
          <table:table-cell table:style-name="ce2" office:value-type="string" calcext:value-type="string">
            <text:p>logitech Lift </text:p>
          </table:table-cell>
          <table:table-cell table:style-name="ce19" office:value-type="currency" office:currency="EUR" office:value="69.95" calcext:value-type="currency">
            <text:p>69,95 €</text:p>
          </table:table-cell>
          <table:table-cell table:style-name="ce43" table:formula="of:=[.D65]*0.8" office:value-type="float" office:value="55.96" calcext:value-type="float">
            <text:p>55,96</text:p>
          </table:table-cell>
          <table:table-cell table:style-name="ce2" office:value-type="string" calcext:value-type="string">
            <text:p><text:a xlink:href="https://www.ldlc.com/fiche/PB00497446.html" xlink:type="simple">https://www.ldlc.com/fiche/PB00497446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SRS2</text:p>
          </table:table-cell>
          <table:table-cell table:style-name="ce3" office:value-type="string" calcext:value-type="string">
            <text:p>logitech Marathon Mouse M705</text:p>
          </table:table-cell>
          <table:table-cell table:style-name="ce21" office:value-type="currency" office:currency="EUR" office:value="39.95" calcext:value-type="currency">
            <text:p>39,95 €</text:p>
          </table:table-cell>
          <table:table-cell table:style-name="ce44" table:formula="of:=[.D66]*0.8" office:value-type="float" office:value="31.96" calcext:value-type="float">
            <text:p>31,96</text:p>
          </table:table-cell>
          <table:table-cell table:style-name="ce3" office:value-type="string" calcext:value-type="string">
            <text:p><text:a xlink:href="https://www.ldlc.com/fiche/PB00104465.html" xlink:type="simple">https://www.ldlc.com/fiche/PB00104465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SRS3</text:p>
          </table:table-cell>
          <table:table-cell table:style-name="ce2" office:value-type="string" calcext:value-type="string">
            <text:p>Logitech MX Vertical</text:p>
          </table:table-cell>
          <table:table-cell table:style-name="ce19" office:value-type="currency" office:currency="EUR" office:value="69.95" calcext:value-type="currency">
            <text:p>69,95 €</text:p>
          </table:table-cell>
          <table:table-cell table:style-name="ce43" table:formula="of:=[.D67]*0.8" office:value-type="float" office:value="55.96" calcext:value-type="float">
            <text:p>55,96</text:p>
          </table:table-cell>
          <table:table-cell table:style-name="ce2" office:value-type="string" calcext:value-type="string">
            <text:p><text:a xlink:href="https://www.ldlc.com/fiche/PB00256308.html" xlink:type="simple">https://www.ldlc.com/fiche/PB00256308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lavier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7">
          <table:table-cell table:style-name="ce1"/>
          <table:table-cell table:style-name="ce3" office:value-type="string" calcext:value-type="string">
            <text:p>CLA1</text:p>
          </table:table-cell>
          <table:table-cell table:style-name="ce3" office:value-type="string" calcext:value-type="string">
            <text:p>Logitech MX Keys S </text:p>
          </table:table-cell>
          <table:table-cell table:style-name="ce39" office:value-type="currency" office:currency="EUR" office:value="119.95" calcext:value-type="currency">
            <text:p>119,95 €</text:p>
          </table:table-cell>
          <table:table-cell table:style-name="ce48" table:formula="of:=[.D69]*0.8" office:value-type="currency" office:currency="EUR" office:value="95.96" calcext:value-type="currency">
            <text:p>95,96 €</text:p>
          </table:table-cell>
          <table:table-cell table:style-name="ce3" office:value-type="string" calcext:value-type="string">
            <text:p><text:a xlink:href="https://www.ldlc.com/fiche/PB00556046.html" xlink:type="simple">https://www.ldlc.com/fiche/PB00556046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LA2</text:p>
          </table:table-cell>
          <table:table-cell table:style-name="ce2" office:value-type="string" calcext:value-type="string">
            <text:p>INOVU LK120</text:p>
          </table:table-cell>
          <table:table-cell table:style-name="ce19" office:value-type="currency" office:currency="EUR" office:value="24.95" calcext:value-type="currency">
            <text:p>24,95 €</text:p>
          </table:table-cell>
          <table:table-cell table:style-name="ce43" table:formula="of:=[.D70]*0.8" office:value-type="float" office:value="19.96" calcext:value-type="float">
            <text:p>19,96</text:p>
          </table:table-cell>
          <table:table-cell table:style-name="ce2" office:value-type="string" calcext:value-type="string">
            <text:p><text:a xlink:href="https://www.ldlc.com/fiche/PB00594739.html" xlink:type="simple">https://www.ldlc.com/fiche/PB00594739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LA1</text:p>
          </table:table-cell>
          <table:table-cell table:style-name="ce3" office:value-type="string" calcext:value-type="string">
            <text:p>Autocollant pour clavier , gros caractères et braille(destinée aux personnes malvoyants)</text:p>
          </table:table-cell>
          <table:table-cell table:style-name="ce21" office:value-type="currency" office:currency="EUR" office:value="28.9" calcext:value-type="currency">
            <text:p>28,90 €</text:p>
          </table:table-cell>
          <table:table-cell table:style-name="ce44" table:formula="of:=[.D71]*0.8" office:value-type="float" office:value="23.12" calcext:value-type="float">
            <text:p>23,12</text:p>
          </table:table-cell>
          <table:table-cell table:style-name="ce3" office:value-type="string" calcext:value-type="string">
            <text:p><text:a xlink:href="https://www.ceciaa.com/autocollants-grands-caracteres-braille-contrastes-pour-clavier.html" xlink:type="simple">https://www.ceciaa.com/autocollants-grands-caracteres-braille-contrastes-pour-clavier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Webcam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WEC1</text:p>
          </table:table-cell>
          <table:table-cell table:style-name="ce2" office:value-type="string" calcext:value-type="string">
            <text:p>Logitech Brio 100</text:p>
          </table:table-cell>
          <table:table-cell table:style-name="ce19" office:value-type="currency" office:currency="EUR" office:value="49.96" calcext:value-type="currency">
            <text:p>49,96 €</text:p>
          </table:table-cell>
          <table:table-cell table:style-name="ce43" table:formula="of:=[.D73]*0.8" office:value-type="float" office:value="39.968" calcext:value-type="float">
            <text:p>39,968</text:p>
          </table:table-cell>
          <table:table-cell table:style-name="ce2" office:value-type="string" calcext:value-type="string">
            <text:p><text:a xlink:href="https://www.ldlc.com/fiche/PB00571993.html" xlink:type="simple">https://www.ldlc.com/fiche/PB00571993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WEC2</text:p>
          </table:table-cell>
          <table:table-cell table:style-name="ce3" office:value-type="string" calcext:value-type="string">
            <text:p>Logitech Brio 4K B2C</text:p>
          </table:table-cell>
          <table:table-cell table:style-name="ce21" office:value-type="currency" office:currency="EUR" office:value="179.95" calcext:value-type="currency">
            <text:p>179,95 €</text:p>
          </table:table-cell>
          <table:table-cell table:style-name="ce44" table:formula="of:=[.D74]*0.8" office:value-type="float" office:value="143.96" calcext:value-type="float">
            <text:p>143,96</text:p>
          </table:table-cell>
          <table:table-cell table:style-name="ce3" office:value-type="string" calcext:value-type="string">
            <text:p><text:a xlink:href="https://www.ldlc.com/fiche/PB00684420.html" xlink:type="simple">https://www.ldlc.com/fiche/PB00684420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Ecran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SCR1</text:p>
          </table:table-cell>
          <table:table-cell table:style-name="ce2" office:value-type="string" calcext:value-type="string">
            <text:p>MSI 23.8 Led- PRO MP2412</text:p>
          </table:table-cell>
          <table:table-cell table:style-name="ce19" office:value-type="currency" office:currency="EUR" office:value="99.95" calcext:value-type="currency">
            <text:p>99,95 €</text:p>
          </table:table-cell>
          <table:table-cell table:style-name="ce43" table:formula="of:=[.D76]*0.8" office:value-type="float" office:value="79.96" calcext:value-type="float">
            <text:p>79,96</text:p>
          </table:table-cell>
          <table:table-cell table:style-name="ce2" office:value-type="string" calcext:value-type="string">
            <text:p><text:a xlink:href="https://www.ldlc.com/fiche/PB00585586.html" xlink:type="simple">https://www.ldlc.com/fiche/PB00585586.html</text:a></text:p>
          </table:table-cell>
          <table:table-cell table:style-name="ce1"/>
        </table:table-row>
        <table:table-row table:style-name="ro8">
          <table:table-cell table:style-name="ce1"/>
          <table:table-cell table:style-name="ce3" office:value-type="string" calcext:value-type="string">
            <text:p>SCR2</text:p>
          </table:table-cell>
          <table:table-cell table:style-name="ce3" office:value-type="string" calcext:value-type="string">
            <text:p>AOC 23.8 LED 24B31H</text:p>
          </table:table-cell>
          <table:table-cell table:style-name="ce39" office:value-type="currency" office:currency="EUR" office:value="69.95" calcext:value-type="currency">
            <text:p>69,95 €</text:p>
          </table:table-cell>
          <table:table-cell table:style-name="ce44" table:formula="of:=[.D77]*0.8" office:value-type="float" office:value="55.96" calcext:value-type="float">
            <text:p>55,96</text:p>
          </table:table-cell>
          <table:table-cell table:style-name="ce3" office:value-type="string" calcext:value-type="string">
            <text:p><text:a xlink:href="https://www.ldlc.com/fiche/PB00705865.html" xlink:type="simple">https://www.ldlc.com/fiche/PB00705865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SCR3</text:p>
          </table:table-cell>
          <table:table-cell table:style-name="ce2" office:value-type="string" calcext:value-type="string">
            <text:p>ASUS 27 LED PRO ART PA278QV</text:p>
          </table:table-cell>
          <table:table-cell table:style-name="ce19" office:value-type="currency" office:currency="EUR" office:value="279.95" calcext:value-type="currency">
            <text:p>279,95 €</text:p>
          </table:table-cell>
          <table:table-cell table:style-name="ce43" table:formula="of:=[.D78]*0.8" office:value-type="float" office:value="223.96" calcext:value-type="float">
            <text:p>223,96</text:p>
          </table:table-cell>
          <table:table-cell table:style-name="ce2" office:value-type="string" calcext:value-type="string">
            <text:p><text:a xlink:href="https://www.ldlc.com/fiche/PB00347613.html" xlink:type="simple">https://www.ldlc.com/fiche/PB00347613.html</text:a></text:p>
          </table:table-cell>
          <table:table-cell table:style-name="ce1"/>
        </table:table-row>
        <table:table-row table:style-name="ro8">
          <table:table-cell table:style-name="ce1"/>
          <table:table-cell table:style-name="ce3" office:value-type="string" calcext:value-type="string">
            <text:p>SCR4</text:p>
          </table:table-cell>
          <table:table-cell table:style-name="ce3" office:value-type="string" calcext:value-type="string">
            <text:p>MSI 34 LED Modern MD342CQPW</text:p>
          </table:table-cell>
          <table:table-cell table:style-name="ce39" office:value-type="currency" office:currency="EUR" office:value="399.95" calcext:value-type="currency">
            <text:p>399,95 €</text:p>
          </table:table-cell>
          <table:table-cell table:style-name="ce44" table:formula="of:=[.D79]*0.8" office:value-type="float" office:value="319.96" calcext:value-type="float">
            <text:p>319,96</text:p>
          </table:table-cell>
          <table:table-cell table:style-name="ce3" office:value-type="string" calcext:value-type="string">
            <text:p><text:a xlink:href="https://www.ldlc.com/fiche/PB00658532.html" xlink:type="simple">https://www.ldlc.com/fiche/PB00658532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apis de souris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TPS1</text:p>
          </table:table-cell>
          <table:table-cell table:style-name="ce2" office:value-type="string" calcext:value-type="string">
            <text:p>Altyk XXL</text:p>
          </table:table-cell>
          <table:table-cell table:style-name="ce19" office:value-type="currency" office:currency="EUR" office:value="24.95" calcext:value-type="currency">
            <text:p>24,95 €</text:p>
          </table:table-cell>
          <table:table-cell table:style-name="ce43" table:formula="of:=[.D81]*0.8" office:value-type="float" office:value="19.96" calcext:value-type="float">
            <text:p>19,96</text:p>
          </table:table-cell>
          <table:table-cell table:style-name="ce2" office:value-type="string" calcext:value-type="string">
            <text:p><text:a xlink:href="https://www.ldlc.com/fiche/PB00580056.html" xlink:type="simple">https://www.ldlc.com/fiche/PB00580056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TPS2</text:p>
          </table:table-cell>
          <table:table-cell table:style-name="ce3" office:value-type="string" calcext:value-type="string">
            <text:p>Altyk M</text:p>
          </table:table-cell>
          <table:table-cell table:style-name="ce21" office:value-type="currency" office:currency="EUR" office:value="14.95" calcext:value-type="currency">
            <text:p>14,95 €</text:p>
          </table:table-cell>
          <table:table-cell table:style-name="ce44" table:formula="of:=[.D82]*0.8" office:value-type="float" office:value="11.96" calcext:value-type="float">
            <text:p>11,96</text:p>
          </table:table-cell>
          <table:table-cell table:style-name="ce3" office:value-type="string" calcext:value-type="string">
            <text:p><text:a xlink:href="https://www.ldlc.com/fiche/PB00580049.html" xlink:type="simple">https://www.ldlc.com/fiche/PB00580049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Logiciel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WD11</text:p>
          </table:table-cell>
          <table:table-cell table:style-name="ce2" office:value-type="string" calcext:value-type="string">
            <text:p>Windows 11 Pro</text:p>
          </table:table-cell>
          <table:table-cell table:style-name="ce22"/>
          <table:table-cell table:style-name="ce43"/>
          <table:table-cell table:style-name="ce2"/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AVRS1</text:p>
          </table:table-cell>
          <table:table-cell table:style-name="ce3" office:value-type="string" calcext:value-type="string">
            <text:p>Bitdefender Premium Security</text:p>
          </table:table-cell>
          <table:table-cell table:style-name="ce21" office:value-type="currency" office:currency="EUR" office:value="109.99" calcext:value-type="currency">
            <text:p>109,99 €</text:p>
          </table:table-cell>
          <table:table-cell table:style-name="ce44" table:formula="of:=[.D85]*0.8" office:value-type="float" office:value="87.992" calcext:value-type="float">
            <text:p>87,992</text:p>
          </table:table-cell>
          <table:table-cell table:style-name="ce3" office:value-type="string" calcext:value-type="string">
            <text:p><text:a xlink:href="https://www.bitdefender.com/pages/consumer/fr/new/cl-offer-premium-dlp?irclickid=wzrViBWkCxycUKHXALw9DWqLUkpTrzzZXSmmyQ0&amp;im_rewards=&amp;irgwc=1&amp;afsrc=1&amp;MPid=2021078&amp;cid=aff%7Cc%7CIR%7CCLUBIC%20SAS&amp;locale=fr-FR&amp;vcampaign=NDLP25" xlink:type="simple">https://www.bitdefender.com/pages/consumer/fr/new/cl-offer-premium-dlp?irclickid=wzrViBWkCxycUKHXALw9DWqLUkpTrzzZXSmmyQ0&amp;im_rewards=&amp;irgwc=1&amp;afsrc=1&amp;MPid=2021078&amp;cid=aff%7Cc%7CIR%7CCLUBIC%20SAS&amp;locale=fr-FR&amp;vcampaign=NDLP25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AVRS2</text:p>
          </table:table-cell>
          <table:table-cell table:style-name="ce2" office:value-type="string" calcext:value-type="string">
            <text:p>Norton 360 Advanced</text:p>
          </table:table-cell>
          <table:table-cell table:style-name="ce19" office:value-type="currency" office:currency="EUR" office:value="134.99" calcext:value-type="currency">
            <text:p>134,99 €</text:p>
          </table:table-cell>
          <table:table-cell table:style-name="ce43" table:formula="of:=[.D86]*0.8" office:value-type="float" office:value="107.992" calcext:value-type="float">
            <text:p>107,992</text:p>
          </table:table-cell>
          <table:table-cell table:style-name="ce2" office:value-type="string" calcext:value-type="string">
            <text:p><text:a xlink:href="https://fr.norton.com/promo/affiliate/norton-clubic?cjdata=MXxZfDB8WXww&amp;API1=100&amp;API2=8730572&amp;cjid=8730572&amp;cjevent=12909b73d1c711f0815a00400a18b8fb&amp;cj_publishercid=5059121&amp;cj_publisherpid=8730572" xlink:type="simple">https://fr.norton.com/promo/affiliate/norton-clubic?cjdata=MXxZfDB8WXww&amp;API1=100&amp;API2=8730572&amp;cjid=8730572&amp;cjevent=12909b73d1c711f0815a00400a18b8fb&amp;cj_publishercid=5059121&amp;cj_publisherpid=8730572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Imprimante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IMP1</text:p>
          </table:table-cell>
          <table:table-cell table:style-name="ce3" office:value-type="string" calcext:value-type="string">
            <text:p>Imprimante HP Smart Tank 7605</text:p>
          </table:table-cell>
          <table:table-cell table:style-name="ce39" office:value-type="currency" office:currency="EUR" office:value="409.9" calcext:value-type="currency">
            <text:p>409,90 €</text:p>
          </table:table-cell>
          <table:table-cell table:style-name="ce44" table:formula="of:=[.D88]*0.8" office:value-type="float" office:value="327.92" calcext:value-type="float">
            <text:p>327,92</text:p>
          </table:table-cell>
          <table:table-cell table:style-name="ce3" office:value-type="string" calcext:value-type="string">
            <text:p><text:a xlink:href="https://www.hp.com/fr-fr/shop/product.aspx?id=28c02a&amp;opt=bhc&amp;sel=prn&amp;utm_source=google&amp;utm_medium=paid-search&amp;utm_campaign=search_q321&amp;utm_content=fr018&amp;jumpid=ps_fr_ga_mk_mc_cm016741_co_x" xlink:type="simple">https://www.hp.com/fr-fr/shop/product.aspx?id=28c02a&amp;opt=bhc&amp;sel=prn&amp;utm_source=google&amp;utm_medium=paid-search&amp;utm_campaign=search_q321&amp;utm_content=fr018&amp;jumpid=ps_fr_ga_mk_mc_cm016741_co_x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IMP2</text:p>
          </table:table-cell>
          <table:table-cell table:style-name="ce2" office:value-type="string" calcext:value-type="string">
            <text:p>Imprimante HD Laser Jet Pro 3002dn</text:p>
          </table:table-cell>
          <table:table-cell table:style-name="ce22" office:value-type="currency" office:currency="EUR" office:value="209.9" calcext:value-type="currency">
            <text:p>209,90 €</text:p>
          </table:table-cell>
          <table:table-cell table:style-name="ce43" table:formula="of:=[.D89]*0.8" office:value-type="float" office:value="167.92" calcext:value-type="float">
            <text:p>167,92</text:p>
          </table:table-cell>
          <table:table-cell table:style-name="ce2" office:value-type="string" calcext:value-type="string">
            <text:p><text:a xlink:href="https://www.hp.com/fr-fr/shop/product.aspx?id=3g651f&amp;opt=b19&amp;sel=prn&amp;utm_source=google&amp;utm_medium=paid-search&amp;utm_campaign=search_q321&amp;utm_content=fr018&amp;jumpid=ps_fr_ga_mk_mc_cm016741_co_x" xlink:type="simple">https://www.hp.com/fr-fr/shop/product.aspx?id=3g651f&amp;opt=b19&amp;sel=prn&amp;utm_source=google&amp;utm_medium=paid-search&amp;utm_campaign=search_q321&amp;utm_content=fr018&amp;jumpid=ps_fr_ga_mk_mc_cm016741_co_x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table:number-columns-repeated="2"/>
          <table:table-cell table:style-name="ce39"/>
          <table:table-cell table:style-name="ce44"/>
          <table:table-cell table:style-name="ce3"/>
          <table:table-cell table:style-name="ce1"/>
        </table:table-row>
        <table:table-row table:style-name="ro1">
          <table:table-cell table:style-name="ce1" table:number-columns-repeated="3"/>
          <table:table-cell table:style-name="ce24"/>
          <table:table-cell table:style-name="ce1" table:number-columns-repeated="3"/>
        </table:table-row>
        <table:table-row table:style-name="ro1" table:number-rows-repeated="5">
          <table:table-cell table:style-name="ce1"/>
          <table:table-cell table:number-columns-repeated="5"/>
          <table:table-cell table:style-name="ce1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104847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4:35:44.80659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4:53:48.331171400</meta:creation-date>
    <dc:date>2025-12-09T14:47:11.852630400</dc:date>
    <meta:editing-duration>P3DT18H27M29S</meta:editing-duration>
    <meta:editing-cycles>7</meta:editing-cycles>
    <meta:generator>LibreOffice/25.2.7.1$Windows_X86_64 LibreOffice_project/16e8e36d1610f10597ed778c3dcb0a5aa0ed5d6f</meta:generator>
    <meta:document-statistic meta:table-count="1" meta:cell-count="366" meta:object-count="0"/>
  </office:meta>
</office:document-meta>
</file>